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791a" officeooo:paragraph-rsid="0013791a"/>
    </style:style>
    <style:style style:name="P2" style:family="paragraph" style:parent-style-name="Standard">
      <style:paragraph-properties fo:text-align="justify" style:justify-single-word="false"/>
      <style:text-properties officeooo:rsid="00155668" officeooo:paragraph-rsid="00155668"/>
    </style:style>
    <style:style style:name="P3" style:family="paragraph" style:parent-style-name="Standard">
      <style:paragraph-properties fo:text-align="justify" style:justify-single-word="false"/>
      <style:text-properties officeooo:rsid="0016ef15" officeooo:paragraph-rsid="0016ef15"/>
    </style:style>
    <style:style style:name="T1" style:family="text">
      <style:text-properties officeooo:rsid="001616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ponsabilidade Social é uma forma de gestão em que a organização visa o contexto social em que que está inserida, além dos lucros e do próprio modelo de negócio. Uma gestão pautada na Responsabilidade Social se preocupa em atender aos anseios do próprio negócio, acionistas funcionários, clientes, governo e comunidade, de forma que a empresa agregue valor à sociedade como um todo.</text:p>
      <text:p text:style-name="P1"/>
      <text:p text:style-name="P2">A empresa pode atuar junto aos funcionários, para promover a observância dos valores da responsabilidade social, a partir de atitudes simples, como eliminação da necessidade do uso de copos descartáveis nos bebedouros, <text:span text:style-name="T1">o incentivo junto aos funcionários da separação do lixo recicável em suas casas e dentro da empresa, reutilização de folhas impressas como blocos de anotações, incentivar o uso consciente da água e o uso de lâmpadas mais econômicas, como as de led.</text:span></text:p>
      <text:p text:style-name="P2"/>
      <text:p text:style-name="P3">Entre as empresas que promovem a Responsabilidade Social está a IBM, que através do projeto Agente Social Good, utiliza as novas tecnologias e as novas mídias para promover a mudança social, conectando pessoas e apoiando causas de cunho social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20:45:32.365337894</meta:creation-date>
    <dc:date>2018-06-23T00:41:55.168022054</dc:date>
    <meta:editing-duration>PT23M5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3" meta:word-count="175" meta:character-count="1095" meta:non-whitespace-character-count="923"/>
  </office:meta>
</office:document-meta>
</file>